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A30000009E86B48924.png" manifest:media-type="image/png"/>
  <manifest:file-entry manifest:full-path="Pictures/10000000000000C800000081E4AED9C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2.911cm" svg:height="13.572cm" svg:x="0.043cm" svg:y="0.144cm">
          <draw:image xlink:href="Pictures/10000000000000C800000081E4AED9C4.png" xlink:type="simple" xlink:show="embed" xlink:actuate="onLoad">
            <text:p/>
          </draw:image>
        </draw:frame>
        <draw:frame draw:style-name="gr1" draw:text-style-name="P1" draw:layer="layout" svg:width="12.7cm" svg:height="13.069cm" svg:x="14.732cm" svg:y="0.647cm">
          <draw:image xlink:href="Pictures/10000000000000A30000009E86B4892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1T00:19:47.454829160</meta:creation-date>
    <dc:date>2014-10-01T00:24:54.824473614</dc:date>
    <meta:editing-duration>P0D</meta:editing-duration>
    <meta:editing-cycles>1</meta:editing-cycles>
    <meta:document-statistic meta:object-count="25"/>
    <meta:generator>LibreOffice/4.2.6.3$Linux_X86_64 LibreOffice_project/420m0$Build-3</meta:generator>
  </office:meta>
</office:document-meta>
</file>